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erEvent.TransferEvent( final Repository repository , final Resource resource , long length , final int reques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ferEvent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Event.setResource( final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erEvent.getElapsedTime( int fromEventType , int toEv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nsferEvent.TransferEvent( final Repository repository , final Resource resource , final int eventType , final int reques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ansferEvent.setLength( long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Event.setEventType( final int ev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ansferEvent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Event.getName( int even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ansferEvent.getReques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Event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Event.checkEventType( int ev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ferEvent.getEv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Event.setRequestType( final int reques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ansferEvent.setException(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Event.getLoca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Event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Event.setTotalLengthSet( boolean isTotalLength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Event.isTotalLength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Event.setLocalFile( File local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Event.TransferEvent( final Repository repository , final Resource resource , final Exception exception , final int reques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erEvent.setTotalLength( long total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erEvent.getTotal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